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9829" officeooo:paragraph-rsid="00129829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2_2</text:p>
      <text:p text:style-name="P1">Santiago Flores</text:p>
      <text:p text:style-name="P1">2/4/2020</text:p>
      <text:p text:style-name="P1"/>
      <text:p text:style-name="P1">MAKEFILE: </text:p>
      <text:section text:style-name="Sect1" text:name="Section3" text:protected="true">
        <text:section-source xlink:href="../../CS370/Lab2_2/Makefile"/>
        <text:p text:style-name="Preformatted_20_Text">#Santiago Flores</text:p>
        <text:p text:style-name="Preformatted_20_Text">#Lab2.2 Makefile</text:p>
        <text:p text:style-name="Preformatted_20_Text">#2/4/2020</text:p>
        <text:p text:style-name="Preformatted_20_Text">#</text:p>
        <text:p text:style-name="Preformatted_20_Text">#YACC created files: y.tab.c <text:s/>y.tab.h</text:p>
        <text:p text:style-name="Preformatted_20_Text">#LEX created files: lex.yy.c</text:p>
        <text:p text:style-name="Preformatted_20_Text">#Yacc takes the tokens that were found through the lex program which are shared through y.tab.h so compiling of lex.yy.c does not have all the data.</text:p>
        <text:p text:style-name="Preformatted_20_Text"/>
        <text:p text:style-name="Preformatted_20_Text">all: lab2_2</text:p>
        <text:p text:style-name="Preformatted_20_Text"/>
        <text:p text:style-name="Preformatted_20_Text">lab2_2: y.tab.c</text:p>
        <text:p text:style-name="Preformatted_20_Text"><text:tab/>gcc y.tab.c -o lab2_2</text:p>
        <text:p text:style-name="Preformatted_20_Text"/>
        <text:p text:style-name="Preformatted_20_Text">y.tab.c: lab2docalc.l</text:p>
        <text:p text:style-name="Preformatted_20_Text"><text:tab/>lex lab2docalc.l</text:p>
        <text:p text:style-name="Preformatted_20_Text"/>
        <text:p text:style-name="Preformatted_20_Text">lab2docalc.l: lab2docalc.y</text:p>
        <text:p text:style-name="Preformatted_20_Text"><text:tab/>yacc -d lab2docalc.y</text:p>
        <text:p text:style-name="Preformatted_20_Text"><text:tab/></text:p>
        <text:p text:style-name="Preformatted_20_Text"/>
      </text:section>
      <text:p text:style-name="P1"/>
      <text:p text:style-name="P1"/>
      <text:p text:style-name="P1"/>
      <text:p text:style-name="P1"/>
      <text:p text:style-name="P1">FILE: lab2docalc.l</text:p>
      <text:section text:style-name="Sect1" text:name="Section1" text:protected="true">
        <text:section-source xlink:href="../../CS370/Lab2_2/lab2docalc.l"/>
        <text:p text:style-name="Preformatted_20_Text">/* <text:s text:c="16"/>Lab2.2 lab2docalc.l</text:p>
        <text:p text:style-name="Preformatted_20_Text"><text:s text:c="19"/>Santiago Flores</text:p>
        <text:p text:style-name="Preformatted_20_Text"><text:s text:c="19"/>2/4/2020</text:p>
        <text:p text:style-name="Preformatted_20_Text"><text:s text:c="19"/></text:p>
        <text:p text:style-name="Preformatted_20_Text"></text:p>
        <text:p text:style-name="Preformatted_20_Text"><text:s text:c="19"/>Small LEX routine which returns two formal tokens (INTEGER and VARIABLE)</text:p>
        <text:p text:style-name="Preformatted_20_Text"><text:s text:c="19"/>along with single string elements like '+'.</text:p>
        <text:p text:style-name="Preformatted_20_Text"><text:s/></text:p>
        <text:p text:style-name="Preformatted_20_Text"><text:s text:c="20"/>This LEX definition is the companion to the lab2docalc.y YACC routine which</text:p>
        <text:p text:style-name="Preformatted_20_Text"><text:s text:c="19"/>is a simple calculator</text:p>
        <text:p text:style-name="Preformatted_20_Text"></text:p>
        <text:p text:style-name="Preformatted_20_Text">*/</text:p>
        <text:p text:style-name="Preformatted_20_Text">%{</text:p>
        <text:p text:style-name="Preformatted_20_Text"></text:p>
        <text:p text:style-name="Preformatted_20_Text">int mydebug=1;</text:p>
        <text:p text:style-name="Preformatted_20_Text">#include "y.tab.h"</text:p>
        <text:p text:style-name="Preformatted_20_Text">%}</text:p>
        <text:p text:style-name="Preformatted_20_Text"></text:p>
        <text:p text:style-name="Preformatted_20_Text"></text:p>
        <text:p text:style-name="Preformatted_20_Text">%%</text:p>
        <text:p text:style-name="Preformatted_20_Text"></text:p>
        <text:p text:style-name="Preformatted_20_Text">[a-z]<text:tab/><text:tab/>{if (mydebug) fprintf(stderr,"Letter found\n"); </text:p>
        <text:p text:style-name="Preformatted_20_Text"><text:s text:c="23"/>yylval=*yytext-'a'; return(VARIABLE);}</text:p>
        <text:p text:style-name="Preformatted_20_Text">[0-9][0-9]*<text:tab/>{if (mydebug) fprintf(stderr,"Digit found\n"); </text:p>
        <text:p text:style-name="Preformatted_20_Text"><text:soft-page-break/><text:s text:c="23"/>yylval=atoi((const char *)yytext); return(INTEGER);}</text:p>
        <text:p text:style-name="Preformatted_20_Text">[ \t]<text:tab/><text:tab/>{if (mydebug) fprintf(stderr,"Whitespace found\n");}</text:p>
        <text:p text:style-name="Preformatted_20_Text">[=\-+*/%&amp;|()] <text:tab/>{ if (mydebug) fprintf(stderr,"return a token %c\n",*yytext); <text:s/>//parenthasis added to list </text:p>
        <text:p text:style-name="Preformatted_20_Text"><text:s text:c="23"/>return (*yytext);}</text:p>
        <text:p text:style-name="Preformatted_20_Text">\n <text:tab/><text:tab/>{ if (mydebug) fprintf(stderr,"cariage return %c\n",*yytext); </text:p>
        <text:p text:style-name="Preformatted_20_Text"><text:s text:c="23"/>return (*yytext);}</text:p>
        <text:p text:style-name="Preformatted_20_Text"></text:p>
        <text:p text:style-name="Preformatted_20_Text">%%</text:p>
        <text:p text:style-name="Preformatted_20_Text"></text:p>
        <text:p text:style-name="Preformatted_20_Text">int yywrap(void)</text:p>
        <text:p text:style-name="Preformatted_20_Text">{ return 1;}</text:p>
        <text:p text:style-name="Preformatted_20_Text"></text:p>
        <text:p text:style-name="Preformatted_20_Text"></text:p>
      </text:section>
      <text:p text:style-name="P1"/>
      <text:p text:style-name="P1">FILE: lab2docalc.y</text:p>
      <text:section text:style-name="Sect1" text:name="Section2" text:protected="true">
        <text:section-source xlink:href="../../CS370/Lab2_2/lab2docalc.y"/>
        <text:p text:style-name="Preformatted_20_Text">%{</text:p>
        <text:p text:style-name="Preformatted_20_Text"></text:p>
        <text:p text:style-name="Preformatted_20_Text">/*Lab2.2 <text:s/>lab2docalc.y</text:p>
        <text:p text:style-name="Preformatted_20_Text"><text:s text:c="2"/>Santiago Flores</text:p>
        <text:p text:style-name="Preformatted_20_Text"><text:s text:c="2"/>2/4/2020</text:p>
        <text:p text:style-name="Preformatted_20_Text"><text:s text:c="2"/>Takes input from user and does calculations</text:p>
        <text:p text:style-name="Preformatted_20_Text"><text:s text:c="2"/>outputs the solutions to user input calculations</text:p>
        <text:p text:style-name="Preformatted_20_Text"><text:s text:c="2"/>Example: -(3 * 9) will output -27</text:p>
        <text:p text:style-name="Preformatted_20_Text">*/</text:p>
        <text:p text:style-name="Preformatted_20_Text"></text:p>
        <text:p text:style-name="Preformatted_20_Text">/*</text:p>
        <text:p text:style-name="Preformatted_20_Text"><text:s/>*<text:tab/><text:tab/><text:tab/>**** CALC ****</text:p>
        <text:p text:style-name="Preformatted_20_Text"><text:s/>*</text:p>
        <text:p text:style-name="Preformatted_20_Text"><text:s/>* This routine will function like a desk calculator</text:p>
        <text:p text:style-name="Preformatted_20_Text"><text:s/>* There are 26 integer registers, named 'a' thru 'z'</text:p>
        <text:p text:style-name="Preformatted_20_Text"><text:s/>*</text:p>
        <text:p text:style-name="Preformatted_20_Text"><text:s/>*/</text:p>
        <text:p text:style-name="Preformatted_20_Text"></text:p>
        <text:p text:style-name="Preformatted_20_Text">/* This calculator depends on a LEX description which outputs either VARIABLE or INTEGER.</text:p>
        <text:p text:style-name="Preformatted_20_Text"><text:s text:c="3"/>The return type via yylval is integer </text:p>
        <text:p text:style-name="Preformatted_20_Text"></text:p>
        <text:p text:style-name="Preformatted_20_Text"><text:s text:c="3"/>When we need to make yylval more complicated, we need to define a pointer type for yylval </text:p>
        <text:p text:style-name="Preformatted_20_Text"><text:s text:c="3"/>and to instruct YACC to use a new type so that we can pass back better values</text:p>
        <text:p text:style-name="Preformatted_20_Text"><text:s/></text:p>
        <text:p text:style-name="Preformatted_20_Text"><text:s text:c="3"/>The registers are based on 0, so we substract 'a' from each single letter we get.</text:p>
        <text:p text:style-name="Preformatted_20_Text"></text:p>
        <text:p text:style-name="Preformatted_20_Text"><text:s text:c="3"/>based on context, we have YACC do the correc <text:s text:c="2"/>Shaun Cooper</text:p>
        <text:p text:style-name="Preformatted_20_Text"><text:s text:c="4"/>January 2015t memmory look up or the storage depending</text:p>
        <text:p text:style-name="Preformatted_20_Text"><text:s text:c="3"/>on position</text:p>
        <text:p text:style-name="Preformatted_20_Text"></text:p>
        <text:p text:style-name="Preformatted_20_Text"><text:s text:c="3"/>problems <text:s/>fix unary minus, fix parenthesis, add multiplication</text:p>
        <text:p text:style-name="Preformatted_20_Text"><text:s text:c="3"/>problems <text:s/>make it so that verbose is on and off with an input argument instead of compiled in</text:p>
        <text:p text:style-name="Preformatted_20_Text">*/</text:p>
        <text:p text:style-name="Preformatted_20_Text"></text:p>
        <text:p text:style-name="Preformatted_20_Text"></text:p>
        <text:p text:style-name="Preformatted_20_Text"><text:tab/>/* begin specs */</text:p>
        <text:p text:style-name="Preformatted_20_Text">#include &lt;stdio.h&gt;</text:p>
        <text:p text:style-name="Preformatted_20_Text">#include &lt;ctype.h&gt;</text:p>
        <text:p text:style-name="Preformatted_20_Text">#include "lex.yy.c"</text:p>
        <text:p text:style-name="Preformatted_20_Text"><text:soft-page-break/></text:p>
        <text:p text:style-name="Preformatted_20_Text">int regs[26];</text:p>
        <text:p text:style-name="Preformatted_20_Text">int base, debugsw;</text:p>
        <text:p text:style-name="Preformatted_20_Text"></text:p>
        <text:p text:style-name="Preformatted_20_Text">void yyerror (s) <text:s/>/* Called by yyparse on error */</text:p>
        <text:p text:style-name="Preformatted_20_Text"><text:s text:c="5"/>char *s;</text:p>
        <text:p text:style-name="Preformatted_20_Text">{</text:p>
        <text:p text:style-name="Preformatted_20_Text"><text:s text:c="2"/>printf ("%s\n", s);</text:p>
        <text:p text:style-name="Preformatted_20_Text">}</text:p>
        <text:p text:style-name="Preformatted_20_Text"></text:p>
        <text:p text:style-name="Preformatted_20_Text"></text:p>
        <text:p text:style-name="Preformatted_20_Text">%}</text:p>
        <text:p text:style-name="Preformatted_20_Text">/* <text:s/>defines the start symbol, what values come back from LEX and how the operators are associated <text:s/>*/</text:p>
        <text:p text:style-name="Preformatted_20_Text"></text:p>
        <text:p text:style-name="Preformatted_20_Text">%start list</text:p>
        <text:p text:style-name="Preformatted_20_Text"></text:p>
        <text:p text:style-name="Preformatted_20_Text">%token INTEGER</text:p>
        <text:p text:style-name="Preformatted_20_Text">%token <text:s/>VARIABLE</text:p>
        <text:p text:style-name="Preformatted_20_Text"></text:p>
        <text:p text:style-name="Preformatted_20_Text">%left '|'</text:p>
        <text:p text:style-name="Preformatted_20_Text">%left '&amp;'</text:p>
        <text:p text:style-name="Preformatted_20_Text">%left '+' '-'</text:p>
        <text:p text:style-name="Preformatted_20_Text">%left '*' '/' '%'</text:p>
        <text:p text:style-name="Preformatted_20_Text">%left UMINUS</text:p>
        <text:p text:style-name="Preformatted_20_Text"></text:p>
        <text:p text:style-name="Preformatted_20_Text"></text:p>
        <text:p text:style-name="Preformatted_20_Text">%%<text:tab/>/* end specs, begin rules */</text:p>
        <text:p text:style-name="Preformatted_20_Text"></text:p>
        <text:p text:style-name="Preformatted_20_Text">list<text:tab/>:<text:tab/>/* empty */</text:p>
        <text:p text:style-name="Preformatted_20_Text"><text:tab/>|<text:tab/>list stat '\n'</text:p>
        <text:p text:style-name="Preformatted_20_Text"><text:tab/>|<text:tab/>list error '\n'</text:p>
        <text:p text:style-name="Preformatted_20_Text"><text:tab/><text:tab/><text:tab/>{ yyerrok; }</text:p>
        <text:p text:style-name="Preformatted_20_Text"><text:tab/>;</text:p>
        <text:p text:style-name="Preformatted_20_Text"></text:p>
        <text:p text:style-name="Preformatted_20_Text">stat<text:tab/>:<text:tab/>expr</text:p>
        <text:p text:style-name="Preformatted_20_Text"><text:tab/><text:tab/><text:tab/>{ fprintf(stderr,"the anwser is%d\n", $1); }</text:p>
        <text:p text:style-name="Preformatted_20_Text"><text:tab/>|<text:tab/>VARIABLE '=' expr</text:p>
        <text:p text:style-name="Preformatted_20_Text"><text:tab/><text:tab/><text:tab/>{ regs[$1] = $3; }</text:p>
        <text:p text:style-name="Preformatted_20_Text"><text:tab/>;</text:p>
        <text:p text:style-name="Preformatted_20_Text"></text:p>
        <text:p text:style-name="Preformatted_20_Text">expr<text:tab/>:<text:tab/>'(' expr ')'</text:p>
        <text:p text:style-name="Preformatted_20_Text"><text:tab/><text:tab/><text:tab/>{ $$ = $2; }</text:p>
        <text:p text:style-name="Preformatted_20_Text"><text:tab/>|<text:tab/>expr '-' expr</text:p>
        <text:p text:style-name="Preformatted_20_Text"><text:tab/><text:tab/><text:tab/>{ $$ = $1 - $3; }</text:p>
        <text:p text:style-name="Preformatted_20_Text"><text:tab/>|<text:tab/>expr '+' expr</text:p>
        <text:p text:style-name="Preformatted_20_Text"><text:tab/><text:tab/><text:tab/>{ $$ = $1 + $3; }</text:p>
        <text:p text:style-name="Preformatted_20_Text"><text:tab/>|<text:tab/>expr '/' expr</text:p>
        <text:p text:style-name="Preformatted_20_Text"><text:tab/><text:tab/><text:tab/>{ $$ = $1 / $3; }</text:p>
        <text:p text:style-name="Preformatted_20_Text"><text:s text:c="4"/>| <text:s text:c="2"/>expr '*' expr <text:s text:c="12"/>//Added multiplication</text:p>
        <text:p text:style-name="Preformatted_20_Text"><text:s text:c="12"/>{ $$ = $1 * $3; }</text:p>
        <text:p text:style-name="Preformatted_20_Text"><text:tab/>|<text:tab/>expr '%' expr</text:p>
        <text:p text:style-name="Preformatted_20_Text"><text:tab/><text:tab/><text:tab/>{ $$ = $1 % $3; }</text:p>
        <text:p text:style-name="Preformatted_20_Text"><text:tab/>|<text:tab/>expr '&amp;' expr</text:p>
        <text:p text:style-name="Preformatted_20_Text"><text:tab/><text:tab/><text:tab/>{ $$ = $1 &amp; $3; }</text:p>
        <text:p text:style-name="Preformatted_20_Text"><text:tab/>|<text:tab/>expr '|' expr</text:p>
        <text:p text:style-name="Preformatted_20_Text"><text:tab/><text:tab/><text:tab/>{ $$ = $1 | $3; }</text:p>
        <text:p text:style-name="Preformatted_20_Text"><text:tab/>| <text:s text:c="2"/>'-' expr<text:tab/>%prec UMINUS <text:s/>//removed extra expression </text:p>
        <text:p text:style-name="Preformatted_20_Text"><text:tab/><text:tab/><text:tab/>{ $$ = -$2; }</text:p>
        <text:p text:style-name="Preformatted_20_Text"><text:soft-page-break/><text:tab/>|<text:tab/>VARIABLE</text:p>
        <text:p text:style-name="Preformatted_20_Text"><text:tab/><text:tab/><text:tab/>{ $$ = regs[$1]; fprintf(stderr,"found a variable value =%d\n",$1); }</text:p>
        <text:p text:style-name="Preformatted_20_Text"><text:tab/>|<text:tab/>INTEGER {$$=$1; fprintf(stderr,"found an integer\n");}</text:p>
        <text:p text:style-name="Preformatted_20_Text"><text:tab/>;</text:p>
        <text:p text:style-name="Preformatted_20_Text"></text:p>
        <text:p text:style-name="Preformatted_20_Text"></text:p>
        <text:p text:style-name="Preformatted_20_Text"></text:p>
        <text:p text:style-name="Preformatted_20_Text">%%<text:tab/>/* end of rules, start of program */</text:p>
        <text:p text:style-name="Preformatted_20_Text"></text:p>
        <text:p text:style-name="Preformatted_20_Text">int main()</text:p>
        <text:p text:style-name="Preformatted_20_Text">{ yyparse();</text:p>
        <text:p text:style-name="Preformatted_20_Text">}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3:27:14.034116158</meta:creation-date>
    <dc:date>2020-02-05T13:30:39.844120188</dc:date>
    <meta:editing-duration>PT14S</meta:editing-duration>
    <meta:editing-cycles>1</meta:editing-cycles>
    <meta:document-statistic meta:table-count="0" meta:image-count="0" meta:object-count="0" meta:page-count="4" meta:paragraph-count="167" meta:word-count="589" meta:character-count="3859" meta:non-whitespace-character-count="2843"/>
    <meta:generator>LibreOffice/6.2.8.2$Linux_X86_64 LibreOffice_project/20$Build-2</meta:generator>
  </office:meta>
</office:document-meta>
</file>